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08093F3507420144.png" manifest:media-type="image/png"/>
  <manifest:file-entry manifest:full-path="Pictures/1000034A0000001A0000001AEC7ECEEA8E2D2B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1.884cm"/>
    </style:style>
    <style:style style:name="Tabela1.B" style:family="table-column">
      <style:table-column-properties style:column-width="13.314cm"/>
    </style:style>
    <style:style style:name="Tabela1.C" style:family="table-column">
      <style:table-column-properties style:column-width="1.803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3.911cm"/>
    </style:style>
    <style:style style:name="Tabela2.B" style:family="table-column">
      <style:table-column-properties style:column-width="3.903cm"/>
    </style:style>
    <style:style style:name="Tabela2.C" style:family="table-column">
      <style:table-column-properties style:column-width="7.497cm"/>
    </style:style>
    <style:style style:name="Tabela2.D" style:family="table-column">
      <style:table-column-properties style:column-width="1.69cm"/>
    </style:style>
    <style:style style:name="Tabela2.A1" style:family="table-cell">
      <style:table-cell-properties style:vertical-align="middle" fo:padding="0.049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3" style:family="paragraph" style:parent-style-name="Text_20_body">
      <style:paragraph-properties fo:text-align="justify" style:justify-single-word="false"/>
    </style:style>
    <style:style style:name="P4" style:family="paragraph" style:parent-style-name="Heading_20_1">
      <style:paragraph-properties fo:text-align="justify" style:justify-single-word="false"/>
      <style:text-properties fo:language="pt" fo:country="PT"/>
    </style:style>
    <style:style style:name="P5" style:family="paragraph" style:parent-style-name="Table_20_Contents">
      <style:paragraph-properties fo:text-align="justify" style:justify-single-word="false"/>
      <style:text-properties fo:font-style="italic"/>
    </style:style>
    <style:style style:name="P6" style:family="paragraph" style:parent-style-name="Table_20_Contents">
      <style:paragraph-properties fo:text-align="justify" style:justify-single-word="false"/>
      <style:text-properties fo:font-size="2pt" style:font-size-asian="2pt" style:font-size-complex="2pt"/>
    </style:style>
    <style:style style:name="P7" style:family="paragraph" style:parent-style-name="Table_20_Contents">
      <style:paragraph-properties fo:text-align="justify" style:justify-single-word="false"/>
    </style:style>
    <style:style style:name="P8" style:family="paragraph" style:parent-style-name="Heading_20_2">
      <style:paragraph-properties fo:text-align="justify" style:justify-single-word="false"/>
    </style:style>
    <style:style style:name="P9" style:family="paragraph" style:parent-style-name="Table_20_Heading">
      <style:paragraph-properties fo:text-align="justify" style:justify-single-word="false"/>
    </style:style>
    <style:style style:name="T1" style:family="text">
      <style:text-properties fo:font-style="italic"/>
    </style:style>
    <style:style style:name="T2" style:family="text">
      <style:text-properties style:text-position="-33% 80%"/>
    </style:style>
    <style:style style:name="T3" style:family="text">
      <style:text-properties style:text-position="-33% 80%" fo:font-style="italic"/>
    </style:style>
    <style:style style:name="T4" style:family="text">
      <style:text-properties style:text-position="33% 80%"/>
    </style:style>
    <style:style style:name="T5" style:family="text">
      <style:text-properties officeooo:rsid="0020089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álise de algoritmo</text:p>
      <text:p text:style-name="P2">Felipe Derkian de Sousa Freitas</text:p>
      <text:p text:style-name="P2">Prof.: Hebert Rocha</text:p>
      <text:p text:style-name="P2">Data: 24/06/2018</text:p>
      <text:p text:style-name="P2"/>
      <text:p text:style-name="P2"/>
      <text:h text:style-name="P4" text:outline-level="1"><text:bookmark text:name="firstHeading"/>Teorema de Cook</text:h>
      <text:p text:style-name="P1"/>
      <text:p text:style-name="P1">Na teoria da complexidade computacional, o teorema de Cook-Levin, também conhecido como teorema de Cook, afirma que o problema de satisfatibilidade booleana é NP-completo. Isto é, qualquer problema em NP pode ser reduzido em tempo polinomial por uma máquina de Turing determinística para o problema de determinar se uma fórmula booleana é satisfatível.</text:p>
      <text:p text:style-name="P1"/>
      <text:p text:style-name="P1">Uma importante consequência desse teorema é que se existe um algoritmo de tempo polinomial para resolver a satisfatibilidade, então existe um algoritmo de tempo polinomial para resolver todos os problemas em NP. Crucialmente, o mesmo acontece para qualquer problema NP-completo.</text:p>
      <text:p text:style-name="P1"/>
      <text:p text:style-name="P1">A questão de se tal algoritmo existe é chamada de o Problema P versus NP e esse é amplamente considerado o mais importante problema sem solução da teoria da computação. O teorema é atribuído a Stephen Cook e Leonid Levin.</text:p>
      <text:p text:style-name="P1"/>
      <text:h text:style-name="P8" text:outline-level="2"><text:bookmark text:name="Definições"/>Definições</text:h>
      <text:p text:style-name="P3">Um problema de decisão está <text:span text:style-name="T1">em NP</text:span> se pode ser resolvido por um algoritmo não determinístico em tempo polinomial.</text:p>
      <text:p text:style-name="P3">Um <text:span text:style-name="T1">caso do problema booleano da satisfatibilidade</text:span> é uma expressão booleana que combina variáveis booleanas usando operadores booleanos.</text:p>
      <text:p text:style-name="P3">Uma expressão é <text:span text:style-name="T1">satisfatível</text:span> se existe alguma atribuição de valores as variáveis que faz toda a expressão verdadeira.</text:p>
      <text:h text:style-name="P8" text:outline-level="2"><text:bookmark text:name="Ideia"/>Ideia</text:h>
      <text:p text:style-name="P3">Dado qualquer problema de decisão em NP, construir uma Máquina de Turing não determinística que o resolva em tempo polinomial. Então, para cada entrada nessa máquina, construir uma expressão booleana tal que a entrada é passada para a máquina, a máquina roda corretamente, sempre que a máquina dá a resposta "sim". Então a expressão pode ser satisfeita se e somente se existe um forma da máquina rodar corretamente e a resposta ser "sim", então a satisfatibilidade da expressão construída é equivalente a perguntar se a máquina vai responder "sim".</text:p>
      <text:h text:style-name="P8" text:outline-level="2"><text:bookmark text:name="Prova"/>Prova</text:h>
      <text:p text:style-name="P3"><text:span text:style-name="T1">Essa prova é baseada na que foi dada por Garey e Johnson.</text:span></text:p>
      <text:p text:style-name="P3">Existem duas partes para provar que o problema booleano da satisfatibilidade (SAT) é NP-completo. Uma é mostrar que SAT é um problema NP. E a outra é mostrar que cada problema NP pode ser reduzido para um caso de um problema SAT por uma redução em tempo polinomial muitos-para-um.</text:p>
      <text:p text:style-name="P3"><text:soft-page-break/>SAT é NP porque qualquer atribuição de valores booleanos a variáveis booleanas que é necessária para satisfazer a expressão dada, pode ser <text:span text:style-name="T1">verificada</text:span> em tempo polinomial por uma Máquina de Turing Determinística. (As declarações <text:span text:style-name="T1">verificáveis em tempo polinomial por um Máquina da Turing Determinística</text:span> e <text:span text:style-name="T1">solúveis em tempo polinomial por uma Máquina de Turing não-determinística</text:span> são totalmente equivalentes, e a prova pode ser encontrada em vários livros, por exemplo o livro de Sipser: <text:span text:style-name="T1">Introdução a Teoria da Computação</text:span>, capitulo 7.3.).</text:p>
      <text:p text:style-name="P3">Agora supondo que o problema dado em NP pode ser resolvido por uma Máquina de Turing não determinística <text:span text:style-name="T1">M</text:span>=(<text:span text:style-name="T1">Q,</text:span>Σ,<text:span text:style-name="T1">s</text:span>,<text:span text:style-name="T1">F</text:span>,δ), onde <text:span text:style-name="T1">Q</text:span> é o conjunto de estados, Σ é o alfabeto de entrada, <text:span text:style-name="T1">s </text:span>∈<text:span text:style-name="T1">Q</text:span> é o estado inicial, <text:span text:style-name="T1">F</text:span>⊆<text:span text:style-name="T1">Q</text:span> é o conjunto de estados de aceitação, e δ:<text:span text:style-name="T1">Q</text:span>×Σ→<text:span text:style-name="T1">Q</text:span>×Σ×{−1,+1} é o conjunto das transições. Suponha ainda que <text:span text:style-name="T1">M</text:span> aceita ou rejeita uma cadeia de um problema em tempo <text:span text:style-name="T1">p</text:span>(<text:span text:style-name="T1">n</text:span>) onde <text:span text:style-name="T1">n</text:span> é o tamanho da cadeia e <text:span text:style-name="T1">p</text:span> é a função polinomial.</text:p>
      <text:p text:style-name="P3">Para cada entrada, <text:span text:style-name="T1">I</text:span>, nos especificamos uma expressão booleana que é satisfatível se e somente se a maquina <text:span text:style-name="T1">M</text:span> aceita <text:span text:style-name="T1">I</text:span>.</text:p>
      <text:p text:style-name="P3">A expressão booleana utiliza as variáveis definidas na tabela seguinte. Aqui, <text:span text:style-name="T1">q</text:span>∈<text:span text:style-name="T1">Q</text:span>, −<text:span text:style-name="T1">p</text:span>(<text:span text:style-name="T1">n</text:span>)≤<text:span text:style-name="T1">i</text:span>≤<text:span text:style-name="T1">p</text:span>(<text:span text:style-name="T1">n</text:span>), <text:span text:style-name="T1">j</text:span>∈Σ, e 0≤<text:span text:style-name="T1">k</text:span>≤<text:span text:style-name="T1">p</text:span>(<text:span text:style-name="T1">n</text:span>).</text:p>
      <table:table table:name="Tabela1" table:style-name="Tabela1">
        <table:table-column table:style-name="Tabela1.A"/>
        <table:table-column table:style-name="Tabela1.B"/>
        <table:table-column table:style-name="Tabela1.C"/>
        <table:table-row>
          <table:table-cell table:style-name="Tabela1.A1" office:value-type="string">
            <text:p text:style-name="P9">Variáveis</text:p>
          </table:table-cell>
          <table:table-cell table:style-name="Tabela1.A1" office:value-type="string">
            <text:p text:style-name="P9">Interpretação pretendida</text:p>
          </table:table-cell>
          <table:table-cell table:style-name="Tabela1.A1" office:value-type="string">
            <text:p text:style-name="P9">Quanto?</text:p>
          </table:table-cell>
        </table:table-row>
        <table:table-row>
          <table:table-cell table:style-name="Tabela1.A1" office:value-type="string">
            <text:p text:style-name="P5">T<text:span text:style-name="T2">ijk</text:span></text:p>
          </table:table-cell>
          <table:table-cell table:style-name="Tabela1.A1" office:value-type="string">
            <text:p text:style-name="P7">Verdadeiro se a célula de fita <text:span text:style-name="T1">i</text:span> contém o simbolo <text:span text:style-name="T1">j</text:span> no passo <text:span text:style-name="T1">k</text:span> da computação.</text:p>
          </table:table-cell>
          <table:table-cell table:style-name="Tabela1.A1" office:value-type="string">
            <text:p text:style-name="P7">O(<text:span text:style-name="T1">p</text:span>(<text:span text:style-name="T1">n</text:span>)<text:span text:style-name="T4">2</text:span>)</text:p>
          </table:table-cell>
        </table:table-row>
        <table:table-row>
          <table:table-cell table:style-name="Tabela1.A1" office:value-type="string">
            <text:p text:style-name="P5">H<text:span text:style-name="T2">ik</text:span></text:p>
          </table:table-cell>
          <table:table-cell table:style-name="Tabela1.A1" office:value-type="string">
            <text:p text:style-name="P7">Verdadeiro se <text:span text:style-name="T1">M</text:span>'s a cabeça de escrever/ler esta na célula de fita <text:span text:style-name="T1">i</text:span> no passo <text:span text:style-name="T1">k</text:span> da computação.</text:p>
          </table:table-cell>
          <table:table-cell table:style-name="Tabela1.A1" office:value-type="string">
            <text:p text:style-name="P7">O(<text:span text:style-name="T1">p</text:span>(<text:span text:style-name="T1">n</text:span>)<text:span text:style-name="T4">2</text:span>)</text:p>
          </table:table-cell>
        </table:table-row>
        <table:table-row>
          <table:table-cell table:style-name="Tabela1.A1" office:value-type="string">
            <text:p text:style-name="P5">Q<text:span text:style-name="T2">qk</text:span></text:p>
          </table:table-cell>
          <table:table-cell table:style-name="Tabela1.A1" office:value-type="string">
            <text:p text:style-name="P7">Verdadeiro se <text:span text:style-name="T1">M</text:span> esta no estado <text:span text:style-name="T1">q</text:span> no passo <text:span text:style-name="T1">k</text:span> da computação.</text:p>
          </table:table-cell>
          <table:table-cell table:style-name="Tabela1.A1" office:value-type="string">
            <text:p text:style-name="P7">O(<text:span text:style-name="T1">p</text:span>(<text:span text:style-name="T1">n</text:span>))</text:p>
          </table:table-cell>
        </table:table-row>
      </table:table>
      <text:p text:style-name="P3">Definir a expressão booleana <text:span text:style-name="T1">B</text:span> para ser conjunção de sub-expressões na seguinte tabela, para todo −<text:span text:style-name="T1">p</text:span>(<text:span text:style-name="T1">n</text:span>)≤<text:span text:style-name="T1">i</text:span>≤<text:span text:style-name="T1">p</text:span>(<text:span text:style-name="T1">n</text:span>) e 0≤<text:span text:style-name="T1">k</text:span>≤<text:span text:style-name="T1">p</text:span>(<text:span text:style-name="T1">n</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9">Expressões</text:p>
          </table:table-cell>
          <table:table-cell table:style-name="Tabela2.A1" office:value-type="string">
            <text:p text:style-name="P9">Condições</text:p>
          </table:table-cell>
          <table:table-cell table:style-name="Tabela2.A1" office:value-type="string">
            <text:p text:style-name="P9">Interpretação</text:p>
          </table:table-cell>
          <table:table-cell table:style-name="Tabela2.A1" office:value-type="string">
            <text:p text:style-name="P9">Quanto?</text:p>
          </table:table-cell>
        </table:table-row>
        <table:table-row>
          <table:table-cell table:style-name="Tabela2.A1" office:value-type="string">
            <text:p text:style-name="P5">T<text:span text:style-name="T2">ij0</text:span></text:p>
          </table:table-cell>
          <table:table-cell table:style-name="Tabela2.A1" office:value-type="string">
            <text:p text:style-name="P7">Célula da fita <text:span text:style-name="T1">i</text:span> inicialmente contém o simbolo <text:span text:style-name="T1">j</text:span></text:p>
          </table:table-cell>
          <table:table-cell table:style-name="Tabela2.A1" office:value-type="string">
            <text:p text:style-name="P7">Conteúdo inicial da fita. Para <text:span text:style-name="T1">i</text:span> &gt; <text:span text:style-name="T1">n</text:span>-1 e <text:span text:style-name="T1">i</text:span> &lt; 0, fora a entrada real <text:span text:style-name="T1">I</text:span>, o simbolo inicial é o simbolo especial padrão/branco.</text:p>
          </table:table-cell>
          <table:table-cell table:style-name="Tabela2.A1" office:value-type="string">
            <text:p text:style-name="P7">O(<text:span text:style-name="T1">p</text:span>(<text:span text:style-name="T1">n</text:span>))</text:p>
          </table:table-cell>
        </table:table-row>
        <table:table-row>
          <table:table-cell table:style-name="Tabela2.A1" office:value-type="string">
            <text:p text:style-name="P5">Q<text:span text:style-name="T2">s0</text:span></text:p>
          </table:table-cell>
          <table:table-cell table:style-name="Tabela2.A1" office:value-type="string">
            <text:p text:style-name="P7"/>
          </table:table-cell>
          <table:table-cell table:style-name="Tabela2.A1" office:value-type="string">
            <text:p text:style-name="P7">Estado inicial de <text:span text:style-name="T1">M</text:span>.</text:p>
          </table:table-cell>
          <table:table-cell table:style-name="Tabela2.A1" office:value-type="string">
            <text:p text:style-name="P7">1</text:p>
          </table:table-cell>
        </table:table-row>
        <table:table-row>
          <table:table-cell table:style-name="Tabela2.A1" office:value-type="string">
            <text:p text:style-name="P5">H<text:span text:style-name="T2">00</text:span></text:p>
          </table:table-cell>
          <table:table-cell table:style-name="Tabela2.A1" office:value-type="string">
            <text:p text:style-name="P7"/>
          </table:table-cell>
          <table:table-cell table:style-name="Tabela2.A1" office:value-type="string">
            <text:p text:style-name="P7">Posição inicial da cabeça de ler/escrever.</text:p>
          </table:table-cell>
          <table:table-cell table:style-name="Tabela2.A1" office:value-type="string">
            <text:p text:style-name="P7">1</text:p>
          </table:table-cell>
        </table:table-row>
        <table:table-row>
          <table:table-cell table:style-name="Tabela2.A1" office:value-type="string">
            <text:p text:style-name="P7"><text:span text:style-name="T1">T</text:span><text:span text:style-name="T3">ijk</text:span> → ¬ <text:span text:style-name="T1">T</text:span><text:span text:style-name="T3">ij′k</text:span></text:p>
          </table:table-cell>
          <table:table-cell table:style-name="Tabela2.A1" office:value-type="string">
            <text:p text:style-name="P7"><text:span text:style-name="T1">j</text:span> ≠ <text:span text:style-name="T1">j′</text:span></text:p>
          </table:table-cell>
          <table:table-cell table:style-name="Tabela2.A1" office:value-type="string">
            <text:p text:style-name="P7">Um simbolo para cada célula de fita</text:p>
          </table:table-cell>
          <table:table-cell table:style-name="Tabela2.A1" office:value-type="string">
            <text:p text:style-name="P7">O(<text:span text:style-name="T1">p</text:span>(<text:span text:style-name="T1">n</text:span>)<text:span text:style-name="T4">2</text:span>)</text:p>
          </table:table-cell>
        </table:table-row>
        <table:table-row>
          <table:table-cell table:style-name="Tabela2.A1" office:value-type="string">
            <text:p text:style-name="P7"><text:span text:style-name="T1">T</text:span><text:span text:style-name="T3">ijk</text:span> ∧ <text:span text:style-name="T1">T</text:span><text:span text:style-name="T3">ij′</text:span><text:span text:style-name="T2">(</text:span><text:span text:style-name="T3">k</text:span><text:span text:style-name="T2">+1)</text:span> → <text:span text:style-name="T1">H</text:span><text:span text:style-name="T3">ik</text:span></text:p>
          </table:table-cell>
          <table:table-cell table:style-name="Tabela2.A1" office:value-type="string">
            <text:p text:style-name="P7"><text:span text:style-name="T1">j</text:span> ≠ <text:span text:style-name="T1">j′</text:span></text:p>
          </table:table-cell>
          <table:table-cell table:style-name="Tabela2.A1" office:value-type="string">
            <text:p text:style-name="P7">Fita permanece inalterada, ao menos escrita.</text:p>
          </table:table-cell>
          <table:table-cell table:style-name="Tabela2.A1" office:value-type="string">
            <text:p text:style-name="P7">O(<text:span text:style-name="T1">p</text:span>(<text:span text:style-name="T1">n</text:span>)<text:span text:style-name="T4">2</text:span>)</text:p>
          </table:table-cell>
        </table:table-row>
        <table:table-row>
          <table:table-cell table:style-name="Tabela2.A1" office:value-type="string">
            <text:p text:style-name="P7"><text:span text:style-name="T1">Q</text:span><text:span text:style-name="T3">qk</text:span> → ¬ <text:span text:style-name="T1">Q</text:span><text:span text:style-name="T3">q′k</text:span></text:p>
          </table:table-cell>
          <table:table-cell table:style-name="Tabela2.A1" office:value-type="string">
            <text:p text:style-name="P7"><text:span text:style-name="T1">q</text:span> ≠ <text:span text:style-name="T1">q′</text:span></text:p>
          </table:table-cell>
          <table:table-cell table:style-name="Tabela2.A1" office:value-type="string">
            <text:p text:style-name="P7">apenas um estado por vez</text:p>
          </table:table-cell>
          <table:table-cell table:style-name="Tabela2.A1" office:value-type="string">
            <text:p text:style-name="P7">O(<text:span text:style-name="T1">p</text:span>(<text:span text:style-name="T1">n</text:span>))</text:p>
          </table:table-cell>
        </table:table-row>
        <table:table-row>
          <table:table-cell table:style-name="Tabela2.A1" office:value-type="string">
            <text:p text:style-name="P7"><text:span text:style-name="T1">H</text:span><text:span text:style-name="T3">ik</text:span> → ¬ <text:span text:style-name="T1">H</text:span><text:span text:style-name="T3">i′k</text:span></text:p>
          </table:table-cell>
          <table:table-cell table:style-name="Tabela2.A1" office:value-type="string">
            <text:p text:style-name="P7"><text:span text:style-name="T1">i</text:span> ≠ <text:span text:style-name="T1">i′</text:span></text:p>
          </table:table-cell>
          <table:table-cell table:style-name="Tabela2.A1" office:value-type="string">
            <text:p text:style-name="P7">Apenas uma posição de cabeça por vez</text:p>
          </table:table-cell>
          <table:table-cell table:style-name="Tabela2.A1" office:value-type="string">
            <text:p text:style-name="P7">O(<text:span text:style-name="T1">p</text:span>(<text:span text:style-name="T1">n</text:span>)<text:span text:style-name="T4">2</text:span>)</text:p>
          </table:table-cell>
        </table:table-row>
        <table:table-row>
          <table:table-cell table:style-name="Tabela2.A1" office:value-type="string">
            <text:p text:style-name="P7">(<text:span text:style-name="T1">H</text:span><text:span text:style-name="T3">ik</text:span> ∧ <text:span text:style-name="T1">Q</text:span><text:span text:style-name="T3">qk</text:span> ∧ <text:span text:style-name="T1">T</text:span><text:span text:style-name="T3">iσk</text:span>) →<text:line-break/><draw:frame draw:style-name="fr1" draw:name="Figura1" text:anchor-type="as-char" svg:width="0.041cm" svg:height="0.041cm" draw:z-index="0"><draw:image xlink:href="Pictures/1000034A0000001A0000001AEC7ECEEA8E2D2B79.svg" xlink:type="simple" xlink:show="embed" xlink:actuate="onLoad" loext:mime-type="image/svg+xml"/><draw:image xlink:href="Pictures/10000201000000010000000108093F3507420144.png" xlink:type="simple" xlink:show="embed" xlink:actuate="onLoad"/><svg:title>{\displaystyle \bigvee }</svg:title></draw:frame><text:span text:style-name="T2">(</text:span><text:span text:style-name="T3">q</text:span><text:span text:style-name="T2">, </text:span><text:span text:style-name="T3">σ</text:span><text:span text:style-name="T2">, </text:span><text:span text:style-name="T3">q′</text:span><text:span text:style-name="T2">, </text:span><text:span text:style-name="T3">σ′</text:span><text:span text:style-name="T2">, </text:span><text:span text:style-name="T3">d</text:span><text:span text:style-name="T2">) ∈ </text:span><text:span text:style-name="T3">δ</text:span>(<text:span text:style-name="T1">H</text:span><text:span text:style-name="T2">(</text:span><text:span text:style-name="T3">i</text:span><text:span text:style-name="T2">+</text:span><text:span text:style-name="T3">d</text:span><text:span text:style-name="T2">)(</text:span><text:span text:style-name="T3">k</text:span><text:span text:style-name="T2">+1)</text:span> ∧ <text:span text:style-name="T1">Q</text:span><text:span text:style-name="T3">q′</text:span><text:span text:style-name="T2">(</text:span><text:span text:style-name="T3">k</text:span><text:span text:style-name="T2">+1)</text:span> ∧ <text:span text:style-name="T1">T</text:span><text:span text:style-name="T3">iσ′</text:span><text:span text:style-name="T2">(</text:span><text:span text:style-name="T3">k</text:span><text:span text:style-name="T2">+1)</text:span>)</text:p>
          </table:table-cell>
          <table:table-cell table:style-name="Tabela2.A1" office:value-type="string">
            <text:p text:style-name="P7"><text:span text:style-name="T1">k</text:span>&lt;<text:span text:style-name="T1">p</text:span>(<text:span text:style-name="T1">n</text:span>)</text:p>
          </table:table-cell>
          <table:table-cell table:style-name="Tabela2.A1" office:value-type="string">
            <text:p text:style-name="P7">Possível transições na computação do passo <text:span text:style-name="T1">k</text:span> quando a cabeça esta na posição <text:span text:style-name="T1">i</text:span>.</text:p>
          </table:table-cell>
          <table:table-cell table:style-name="Tabela2.A1" office:value-type="string">
            <text:p text:style-name="P7">O(<text:span text:style-name="T1">p</text:span>(<text:span text:style-name="T1">n</text:span>)<text:span text:style-name="T4">2</text:span>)</text:p>
          </table:table-cell>
        </table:table-row>
        <table:table-row>
          <table:table-cell table:style-name="Tabela2.A1" office:value-type="string">
            <text:p text:style-name="P7"><draw:frame draw:style-name="fr1" draw:name="Figura2" text:anchor-type="as-char" svg:width="0.041cm" svg:height="0.041cm" draw:z-index="1"><draw:image xlink:href="Pictures/1000034A0000001A0000001AEC7ECEEA8E2D2B79.svg" xlink:type="simple" xlink:show="embed" xlink:actuate="onLoad" loext:mime-type="image/svg+xml"/><draw:image xlink:href="Pictures/10000201000000010000000108093F3507420144.png" xlink:type="simple" xlink:show="embed" xlink:actuate="onLoad"/><svg:title>{\displaystyle \bigvee }</svg:title></draw:frame><text:span text:style-name="T3">f</text:span><text:span text:style-name="T2"> ∈ </text:span><text:span text:style-name="T3">F</text:span> <text:span text:style-name="T1">Q</text:span><text:span text:style-name="T3">fp</text:span><text:span text:style-name="T2">(</text:span><text:span text:style-name="T3">n</text:span><text:span text:style-name="T2">)</text:span></text:p>
          </table:table-cell>
          <table:table-cell table:style-name="Tabela2.A1" office:value-type="string">
            <text:p text:style-name="P6"/>
          </table:table-cell>
          <table:table-cell table:style-name="Tabela2.A1" office:value-type="string">
            <text:p text:style-name="P7">Deve terminar em um estado de aceitação</text:p>
          </table:table-cell>
          <table:table-cell table:style-name="Tabela2.A1" office:value-type="string">
            <text:p text:style-name="P7">1</text:p>
          </table:table-cell>
        </table:table-row>
      </table:table>
      <text:p text:style-name="P3"/>
      <text:p text:style-name="P3">Se existe uma computação aceita em <text:span text:style-name="T1">M</text:span> para a entrada <text:span text:style-name="T1">I</text:span>, então <text:span text:style-name="T1">B</text:span> é satisfatível atribuindo <text:span text:style-name="T1">T</text:span><text:span text:style-name="T3">ijk</text:span>, <text:span text:style-name="T1">H</text:span><text:span text:style-name="T3">ik</text:span> e <text:span text:style-name="T1">Q</text:span><text:span text:style-name="T3">ik</text:span> em suas interpretações. Por outro lado, se <text:span text:style-name="T1">B</text:span> é satisfatível, então há um cálculo para aceitar <text:span text:style-name="T1">M</text:span> sobre a entrada <text:span text:style-name="T1">I</text:span> que segue os passos indicados pela atribuição de variáveis.</text:p>
      <text:p text:style-name="P3"><text:soft-page-break/>Existem <text:span text:style-name="T1">O</text:span>(<text:span text:style-name="T1">p</text:span>(<text:span text:style-name="T1">n</text:span>)<text:span text:style-name="T4">2</text:span>) variáveis booleanas, cada codificada) no espaço <text:span text:style-name="T1">O</text:span>(log <text:span text:style-name="T1">p</text:span>(<text:span text:style-name="T1">n</text:span>)). O número de cláusulas é <text:span text:style-name="T1">O</text:span>(<text:span text:style-name="T1">p</text:span>(<text:span text:style-name="T1">n</text:span>)<text:span text:style-name="T4">2</text:span>), então o tamanho de <text:span text:style-name="T1">B</text:span> é <text:span text:style-name="T1">O</text:span>(log(<text:span text:style-name="T1">p</text:span>(<text:span text:style-name="T1">n</text:span>))<text:span text:style-name="T1">p</text:span>(<text:span text:style-name="T1">n</text:span>)<text:span text:style-name="T4">2</text:span>). Assim, a transformação é certamente uma redução em tempo polinomial, como queríamos.</text:p>
      <text:h text:style-name="P8" text:outline-level="2"><text:bookmark text:name="Consequ.C3.AAncias"/><text:bookmark text:name="Consequências"/>Consequências</text:h>
      <text:p text:style-name="P3">A prova mostra que qualquer problema NP pode ser reduzido em tempo polinomial (de fato, espaço logaritmo suficiente) para uma instância do problema de SAT. Isso significa que se SAT pode ser resolvido em tempo polinomial por uma Máquina de Turing Determinística, então todos os problemas NP podem ser resolvidos em tempo polinomial, e então a complexidade da classe NP seria igual a complexidade da class P.</text:p>
      <text:p text:style-name="P3">O significado de NP-completude ficou claro na publicação em 1972 do importante documento de Richard Karp, "Reducibility among combinatorial problems", em que ele mostrou 21 diversos problemas de combinatória e teoria dos grafos, cada um em sua intratabilidade, são NP-completos.</text:p>
      <text:p text:style-name="P3">Karp mostrou que cada um dos seus problemas NP-completos, pode ser reduzido para outro problema (já mostrado ser NP-completo) para esse problema. Por exemplo, ele mostrou que o problema 3SAT (para expressões na Forma normal conjuntiva com exatamente três variáveis ou negações por cláusula) é NP-completo mostrando como deduzir (em tempo polinomial) qualquer caso de SAT para um caso equivalente de 3SAT. (Primeiro você modifica a prova do teorema de Cook-Levin, então a formula resultante está na forma normal conjuntiva, então você introduz uma nova variável para dividir cláusulas com mais de 3 átomos. Por exemplo, a cláusula (A ∨ B ∨ C ∨ D) pode ser substituída pela conjunção de cláusulas (A ∨ B ∨ Z) ∧ (¬Z ∨ C ∨ D), onde Z é uma nova variável que não será usada em nenhum lugar a não ser na expressão. Cláusulas com menos de 3 átomos podem ser preenchidas; por exemplo, A pode ser substituída por (A ∨ A ∨ A), e (A ∨ B) pode ser substituída por (A ∨ B ∨ B).</text:p>
      <text:p text:style-name="P3">Garey e Johnson apresentaram mais de 300 problemas NP-completo em seu livro <text:span text:style-name="T1">Computers and Intractability: A Guide to the Theory of NP-Completeness</text:span>,<text:bookmark text:name="cite_ref-Garey_6-1"/>[6] e novos problemas continuam sendo descobertos como sendo parte dessa classe de complexidade.</text:p>
      <text:p text:style-name="P3">Embora muitos casos práticos de SAT possam ser resolvido por métodos heurísticos, a questão de saber se existe a algoritmo determinístico em tempo polinomial para SAT (e consequentemente todos os outros problemas NP-completo) continua um famoso problema insolúvel, apesar de décadas de intenso esforço pelos teóricos da complexidade, lógicos matemáticos, entre outros. Para mais detalhes, veja o artigo Problema de P = NP.</text:p>
      <text:p text:style-name="P3"><text:bookmark text:name="Refer.C3.AAncias"/><text:bookmark text:name="Referências"/></text:p>
      <text:p text:style-name="P1">https://pt.wikipedia.org/wiki/Teorema_de_Cook-Lev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00:01:19.450367696</meta:creation-date>
    <dc:date>2018-06-25T00:09:30.331816990</dc:date>
    <meta:editing-duration>PT8M10S</meta:editing-duration>
    <meta:editing-cycles>5</meta:editing-cycles>
    <meta:generator>LibreOffice/6.0.3.2$Linux_X86_64 LibreOffice_project/00m0$Build-2</meta:generator>
    <meta:document-statistic meta:table-count="2" meta:image-count="2" meta:object-count="0" meta:page-count="3" meta:paragraph-count="80" meta:word-count="1253" meta:character-count="7501" meta:non-whitespace-character-count="6328"/>
  </office:meta>
</office:document-meta>
</file>